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13cm" svg:y="16.24cm">
          <text:p text:style-name="P1">MCU ESP3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3.7cm" svg:y="2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3.7cm" svg:y="21.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3.7cm" svg:y="14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3.7cm" svg:y="9.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0-08T16:24:37.735240411</dc:date>
    <meta:editing-duration>PT4M21S</meta:editing-duration>
    <meta:editing-cycles>1</meta:editing-cycles>
    <meta:document-statistic meta:object-count="5"/>
    <meta:generator>LibreOffice/7.3.7.2$Linux_X86_64 LibreOffice_project/30$Build-2</meta:generator>
  </office:meta>
</office:document-meta>
</file>